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55215b" draw:fill="solid" draw:fill-color="#55215b" draw:textarea-horizontal-align="justify" draw:textarea-vertical-align="middle" draw:auto-grow-height="false" fo:min-height="1.519cm" fo:min-width="2.536cm"/>
    </style:style>
    <style:style style:name="gr2" style:family="graphic" style:parent-style-name="standard">
      <style:graphic-properties svg:stroke-color="#55215b" draw:fill="solid" draw:fill-color="#55215b" draw:textarea-horizontal-align="justify" draw:textarea-vertical-align="middle" draw:auto-grow-height="false" fo:min-height="1.519cm" fo:min-width="2.535cm"/>
    </style:style>
    <style:style style:name="gr3" style:family="graphic" style:parent-style-name="standard">
      <style:graphic-properties svg:stroke-color="#55215b" draw:fill="solid" draw:fill-color="#55215b" draw:textarea-horizontal-align="justify" draw:textarea-vertical-align="middle" draw:auto-grow-height="false" fo:min-height="0.913cm" fo:min-width="1.785cm"/>
    </style:style>
    <style:style style:name="gr4" style:family="graphic" style:parent-style-name="standard">
      <style:graphic-properties svg:stroke-color="#55215b" draw:fill="solid" draw:fill-color="#55215b" draw:textarea-horizontal-align="justify" draw:textarea-vertical-align="middle" draw:auto-grow-height="false" fo:min-height="0.923cm" fo:min-width="1.882cm"/>
    </style:style>
    <style:style style:name="gr5" style:family="graphic" style:parent-style-name="standard">
      <style:graphic-properties svg:stroke-width="0.053cm" svg:stroke-color="#55308d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fill-color="#729fcf" fo:min-height="1.17cm"/>
    </style:style>
    <style:style style:name="gr7" style:family="graphic" style:parent-style-name="standard">
      <style:graphic-properties draw:stroke="none" draw:fill="none" draw:fill-color="#729fcf" fo:min-height="1.169cm"/>
    </style:style>
    <style:style style:name="gr8" style:family="graphic" style:parent-style-name="standard">
      <style:graphic-properties svg:stroke-color="#55215b" draw:fill="solid" draw:fill-color="#55215b" draw:textarea-horizontal-align="justify" draw:textarea-vertical-align="middle" draw:auto-grow-height="false" fo:min-height="0.922cm" fo:min-width="1.728cm"/>
    </style:style>
    <style:style style:name="gr9" style:family="graphic" style:parent-style-name="standard">
      <style:graphic-properties svg:stroke-color="#55215b" draw:fill="solid" draw:fill-color="#55215b" draw:textarea-horizontal-align="justify" draw:textarea-vertical-align="middle" draw:auto-grow-height="false" fo:min-height="0.92cm" fo:min-width="1.769cm"/>
    </style:style>
    <style:style style:name="gr10" style:family="graphic" style:parent-style-name="standard">
      <style:graphic-properties svg:stroke-color="#55215b" draw:fill="solid" draw:fill-color="#55215b" draw:textarea-horizontal-align="justify" draw:textarea-vertical-align="middle" draw:auto-grow-height="false" fo:min-height="0.919cm" fo:min-width="1.7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1cm" fo:min-width="1.6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1cm" fo:min-width="1.254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5215b"/>
      <style:paragraph-properties fo:text-align="center"/>
      <style:text-properties fo:color="#dde8cb" fo:font-size="10pt" style:font-size-asian="14pt" style:font-size-complex="14pt"/>
    </style:style>
    <style:style style:name="P3" style:family="paragraph">
      <loext:graphic-properties draw:fill="solid" draw:fill-color="#55215b"/>
      <style:paragraph-properties fo:text-align="center"/>
      <style:text-properties fo:color="#dde8cb" fo:font-size="10pt"/>
    </style:style>
    <style:style style:name="P4" style:family="paragraph">
      <loext:graphic-properties draw:fill="solid" draw:fill-color="#55215b"/>
      <style:paragraph-properties fo:text-align="center"/>
      <style:text-properties fo:color="#dde8cb" fo:font-size="10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55215b"/>
      <style:paragraph-properties fo:text-align="center"/>
      <style:text-properties fo:color="#afd095" fo:font-size="10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729fcf"/>
      <style:paragraph-properties fo:text-align="center"/>
      <style:text-properties fo:font-size="10pt"/>
    </style:style>
    <style:style style:name="P7" style:family="paragraph">
      <loext:graphic-properties draw:fill="none" draw:fill-color="#729fcf"/>
      <style:text-properties fo:font-size="10pt"/>
    </style:style>
    <style:style style:name="P8" style:family="paragraph">
      <loext:graphic-properties draw:fill="none" draw:fill-color="#729fcf"/>
      <style:text-properties fo:font-size="10pt" style:font-size-asian="14pt" style:font-size-complex="14pt"/>
    </style:style>
    <style:style style:name="P9" style:family="paragraph">
      <loext:graphic-properties draw:fill="solid" draw:fill-color="#55215b"/>
      <style:paragraph-properties fo:text-align="center"/>
      <style:text-properties fo:color="#dde8cb" fo:font-size="10pt" fo:font-weight="bold" style:font-size-asian="15pt" style:font-weight-asian="bold" style:font-size-complex="15pt" style:font-weight-complex="bold"/>
    </style:style>
    <style:style style:name="P10" style:family="paragraph">
      <loext:graphic-properties draw:fill="none" draw:fill-color="#729fcf"/>
      <style:text-properties fo:color="#000000" fo:font-size="10pt" style:font-size-asian="15pt" style:font-size-complex="15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-color="#ffffff"/>
    </style:style>
    <style:style style:name="T1" style:family="text">
      <style:text-properties fo:color="#dde8cb" fo:font-size="10pt" style:font-size-asian="12pt" style:font-size-complex="12pt"/>
    </style:style>
    <style:style style:name="T2" style:family="text">
      <style:text-properties fo:color="#dde8cb" fo:font-size="10pt" fo:font-weight="bold" style:font-size-asian="11pt" style:font-weight-asian="bold" style:font-size-complex="11pt" style:font-weight-complex="bold"/>
    </style:style>
    <style:style style:name="T3" style:family="text">
      <style:text-properties fo:color="#afd095" fo:font-size="10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5pt" style:font-size-complex="15pt"/>
    </style:style>
    <style:style style:name="T5" style:family="text">
      <style:text-properties fo:font-size="10pt" style:font-size-asian="14pt" style:font-size-complex="14pt"/>
    </style:style>
    <style:style style:name="T6" style:family="text">
      <style:text-properties fo:color="#dde8cb" fo:font-size="10pt" fo:font-weight="bold" style:font-size-asian="15pt" style:font-weight-asian="bold" style:font-size-complex="15pt" style:font-weight-complex="bold"/>
    </style:style>
    <style:style style:name="T7" style:family="text">
      <style:text-properties fo:font-size="10pt"/>
    </style:style>
    <style:style style:name="T8" style:family="text">
      <style:text-properties fo:color="#000000" fo:font-size="10pt" style:font-size-asian="15pt" style:font-size-complex="15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3.036cm" svg:height="1.769cm" svg:x="14.746cm" svg:y="4cm">
          <text:p text:style-name="P1"><text:span text:style-name="T1">Play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" draw:id="id4" draw:layer="layout" svg:width="3.035cm" svg:height="1.769cm" svg:x="9.182cm" svg:y="7.981cm">
          <text:p text:style-name="P1"><text:span text:style-name="T1">Attac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3" draw:id="id3" draw:layer="layout" svg:width="3.036cm" svg:height="1.769cm" svg:x="14.748cm" svg:y="7.835cm">
          <text:p text:style-name="P1"><text:span text:style-name="T1">Distance </text:span></text:p>
          <text:p text:style-name="P1"><text:span text:style-name="T1">from Go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2" draw:id="id2" draw:layer="layout" svg:width="2.285cm" svg:height="1.163cm" svg:x="20.315cm" svg:y="7.837cm">
          <text:p text:style-name="P1"><text:span text:style-name="T2">0.7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5" draw:id="id5" draw:layer="layout" svg:width="2.382cm" svg:height="1.173cm" svg:x="17.818cm" svg:y="11.227cm">
          <text:p text:style-name="P1"><text:span text:style-name="T3">0.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17.782cm" svg:y1="4.885cm" svg:x2="21.458cm" svg:y2="7.837cm" draw:start-shape="id1" draw:start-glue-point="7" draw:end-shape="id2" draw:end-glue-point="4" svg:d="M17782 4885l3676 2952" svg:viewBox="0 0 3677 2953">
          <text:p/>
        </draw:connector>
        <draw:connector draw:style-name="gr5" draw:text-style-name="P6" draw:layer="layout" svg:x1="16.264cm" svg:y1="5.769cm" svg:x2="16.266cm" svg:y2="7.835cm" draw:start-shape="id1" draw:start-glue-point="6" draw:end-shape="id3" draw:end-glue-point="4" svg:d="M16264 5769v1033h2v1033" svg:viewBox="0 0 3 2067">
          <text:p/>
        </draw:connector>
        <draw:connector draw:style-name="gr5" draw:text-style-name="P6" draw:layer="layout" draw:type="line" svg:x1="14.746cm" svg:y1="4.885cm" svg:x2="10.699cm" svg:y2="7.981cm" draw:start-shape="id1" draw:start-glue-point="5" draw:end-shape="id4" draw:end-glue-point="4" svg:d="M14746 4885l-4047 3096" svg:viewBox="0 0 4048 3097">
          <text:p/>
        </draw:connector>
        <draw:frame draw:style-name="gr6" draw:text-style-name="P7" draw:layer="layout" svg:width="3.89cm" svg:height="1.42cm" svg:x="16.264cm" svg:y="6.118cm">
          <draw:text-box>
            <text:p><text:span text:style-name="T4">Free kick</text:span></text:p>
          </draw:text-box>
        </draw:frame>
        <draw:frame draw:style-name="gr7" draw:text-style-name="P7" draw:layer="layout" svg:width="3.891cm" svg:height="1.419cm" svg:x="19.709cm" svg:y="5.234cm">
          <draw:text-box>
            <text:p><text:span text:style-name="T4">Penalty</text:span></text:p>
          </draw:text-box>
        </draw:frame>
        <draw:frame draw:style-name="gr7" draw:text-style-name="P8" draw:layer="layout" svg:width="3.891cm" svg:height="1.419cm" svg:x="9.686cm" svg:y="5.769cm">
          <draw:text-box>
            <text:p><text:span text:style-name="T5">Open Play</text:span></text:p>
          </draw:text-box>
        </draw:frame>
        <draw:custom-shape draw:style-name="gr8" draw:text-style-name="P9" xml:id="id6" draw:id="id6" draw:layer="layout" svg:width="2.228cm" svg:height="1.172cm" svg:x="13.772cm" svg:y="11.228cm">
          <text:p text:style-name="P1"><text:span text:style-name="T6">0.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7" draw:layer="layout" svg:width="3.891cm" svg:height="1.419cm" svg:x="6.428cm" svg:y="9.75cm">
          <draw:text-box>
            <text:p><text:span text:style-name="T7">Counter</text:span></text:p>
          </draw:text-box>
        </draw:frame>
        <draw:frame draw:style-name="gr7" draw:text-style-name="P10" draw:layer="layout" svg:width="3.891cm" svg:height="1.419cm" svg:x="11.399cm" svg:y="9.812cm">
          <draw:text-box>
            <text:p><text:span text:style-name="T8">Regular</text:span></text:p>
          </draw:text-box>
        </draw:frame>
        <draw:custom-shape draw:style-name="gr9" draw:text-style-name="P9" xml:id="id8" draw:id="id8" draw:layer="layout" svg:width="2.269cm" svg:height="1.17cm" svg:x="5.931cm" svg:y="11.23cm">
          <text:p text:style-name="P1"><text:span text:style-name="T6">0.1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7" draw:id="id7" draw:layer="layout" svg:width="2.294cm" svg:height="1.169cm" svg:x="10.106cm" svg:y="11.231cm">
          <text:p text:style-name="P1"><text:span text:style-name="T6">0.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16.266cm" svg:y1="9.604cm" svg:x2="19.009cm" svg:y2="11.227cm" draw:start-shape="id3" draw:start-glue-point="6" draw:end-shape="id5" draw:end-glue-point="4" svg:d="M16266 9604l2743 1623" svg:viewBox="0 0 2744 1624">
          <text:p/>
        </draw:connector>
        <draw:connector draw:style-name="gr5" draw:text-style-name="P6" draw:layer="layout" draw:type="line" svg:x1="14.886cm" svg:y1="11.228cm" svg:x2="16.266cm" svg:y2="9.604cm" draw:start-shape="id6" draw:start-glue-point="4" draw:end-shape="id3" draw:end-glue-point="6" svg:d="M14886 11228l1380-1624" svg:viewBox="0 0 1381 1625">
          <text:p/>
        </draw:connector>
        <draw:connector draw:style-name="gr5" draw:text-style-name="P6" draw:layer="layout" draw:type="line" svg:x1="10.699cm" svg:y1="9.75cm" svg:x2="11.253cm" svg:y2="11.231cm" draw:start-shape="id4" draw:start-glue-point="6" draw:end-shape="id7" draw:end-glue-point="4" svg:d="M10699 9750l554 1481" svg:viewBox="0 0 555 1482">
          <text:p/>
        </draw:connector>
        <draw:connector draw:style-name="gr5" draw:text-style-name="P6" draw:layer="layout" draw:type="line" svg:x1="7.066cm" svg:y1="11.23cm" svg:x2="10.699cm" svg:y2="9.75cm" draw:start-shape="id8" draw:start-glue-point="4" draw:end-shape="id4" draw:end-glue-point="6" svg:d="M7066 11230l3633-1480" svg:viewBox="0 0 3634 1481">
          <text:p/>
        </draw:connector>
        <draw:frame draw:style-name="gr11" draw:text-style-name="P11" draw:layer="layout" svg:width="2.134cm" svg:height="0.951cm" svg:x="13.877cm" svg:y="9.812cm">
          <draw:text-box>
            <text:p><text:span text:style-name="T9">&gt;= 25m</text:span></text:p>
          </draw:text-box>
        </draw:frame>
        <draw:frame draw:style-name="gr12" draw:text-style-name="P11" draw:layer="layout" svg:width="1.754cm" svg:height="0.951cm" svg:x="17.926cm" svg:y="9.813cm">
          <draw:text-box>
            <text:p><text:span text:style-name="T9">&lt;25m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2T20:16:16.294000000</meta:creation-date>
    <dc:date>2020-07-26T00:27:39.856000000</dc:date>
    <meta:editing-duration>PT1H30M4S</meta:editing-duration>
    <meta:editing-cycles>3</meta:editing-cycles>
    <meta:generator>LibreOffice/6.2.3.2$Windows_X86_64 LibreOffice_project/aecc05fe267cc68dde00352a451aa867b3b546ac</meta:generator>
    <meta:document-statistic meta:object-count="45"/>
  </office:meta>
</office:document-meta>
</file>